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cm"/>
    </style:style>
    <style:style style:name="co2" style:family="table-column">
      <style:table-column-properties fo:break-before="auto" style:column-width="8.186cm"/>
    </style:style>
    <style:style style:name="co3" style:family="table-column">
      <style:table-column-properties fo:break-before="auto" style:column-width="9.684cm"/>
    </style:style>
    <style:style style:name="co4" style:family="table-column">
      <style:table-column-properties fo:break-before="auto" style:column-width="10.266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</office:automatic-styles>
  <office:body>
    <office:spreadsheet>
      <table:table table:name="PlatersSpec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usher</text:p>
          </table:table-cell>
          <table:table-cell table:style-name="ce1" office:value-type="string">
            <text:p>Exploder</text:p>
          </table:table-cell>
          <table:table-cell table:style-name="ce1" office:value-type="string">
            <text:p>Sucker</text:p>
          </table:table-cell>
          <table:table-cell table:style-name="ce1" office:value-type="string">
            <text:p>Cannon</text:p>
          </table:table-cell>
          <table:table-cell/>
        </table:table-row>
        <table:table-row table:style-name="ro1">
          <table:table-cell office:value-type="string">
            <text:p>Propulse le Slime en face de lui</text:p>
          </table:table-cell>
          <table:table-cell office:value-type="string">
            <text:p>Explose dès que le Slime s'approche trop près</text:p>
          </table:table-cell>
          <table:table-cell office:value-type="string">
            <text:p>Aspire le Slime dans un cône devant lui</text:p>
          </table:table-cell>
          <table:table-cell office:value-type="string">
            <text:p>Propulse le Slime si il arrive à l'arrière du canon</text:p>
          </table:table-cell>
          <table:table-cell/>
        </table:table-row>
        <table:table-row table:style-name="ro1">
          <table:table-cell office:value-type="string">
            <text:p>Propulse des RigidBody en face de lui</text:p>
          </table:table-cell>
          <table:table-cell office:value-type="string">
            <text:p>Explose dès qu'un Rigidbody s'approche trop près</text:p>
          </table:table-cell>
          <table:table-cell office:value-type="string">
            <text:p>Aspire certains RigidBody dans un cône devant lui</text:p>
          </table:table-cell>
          <table:table-cell office:value-type="string">
            <text:p>Propulse certains RigidBody arrivant à l'arrière du canon</text:p>
          </table:table-cell>
          <table:table-cell/>
        </table:table-row>
        <table:table-row table:style-name="ro1">
          <table:table-cell/>
          <table:table-cell office:value-type="string">
            <text:p>Cette explosion peut casser des objets</text:p>
          </table:table-cell>
          <table:table-cell office:value-type="string">
            <text:p>Peut repousser le Slime dans un cône devant lui</text:p>
          </table:table-cell>
          <table:table-cell office:value-type="string">
            <text:p>La bouche du canon peut être orienté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eut repousser certains RigidBody dans un cône devant lui</text:p>
          </table:table-cell>
          <table:table-cell office:value-type="string">
            <text:p>Il propulse les objets assez vite pour casser certains obstacles</text:p>
          </table:table-cell>
          <table:table-cell/>
        </table:table-row>
      </table:table>
      <table:table table:name="PlatersCombinations" table:style-name="ta1" table:print="false">
        <table:table-column table:style-name="co6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/>
          <table:table-cell table:style-name="Default" office:value-type="string">
            <text:p>Pusher</text:p>
          </table:table-cell>
          <table:table-cell office:value-type="string">
            <text:p>Exploder</text:p>
          </table:table-cell>
          <table:table-cell office:value-type="string">
            <text:p>Sucker</text:p>
          </table:table-cell>
          <table:table-cell office:value-type="string">
            <text:p>Cannon</text:p>
          </table:table-cell>
        </table:table-row>
        <table:table-row table:style-name="ro1">
          <table:table-cell office:value-type="string">
            <text:p>Pusher</text:p>
          </table:table-cell>
          <table:table-cell table:number-columns-repeated="4"/>
        </table:table-row>
        <table:table-row table:style-name="ro1">
          <table:table-cell office:value-type="string">
            <text:p>Explode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Sucker</text:p>
          </table:table-cell>
          <table:table-cell/>
          <table:table-cell table:style-name="ce2" table:number-columns-repeated="2"/>
          <table:table-cell/>
        </table:table-row>
        <table:table-row table:style-name="ro2">
          <table:table-cell office:value-type="string">
            <text:p>Cannon</text:p>
          </table:table-cell>
          <table:table-cell/>
          <table:table-cell table:style-name="ce2" table:number-columns-repeated="3"/>
        </table:table-row>
      </table:table>
      <table:table table:name="Levels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4/03/2019</text:date>, <text:time>22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1M57S</meta:editing-duration>
    <meta:editing-cycles>6</meta:editing-cycles>
    <meta:generator>OpenOffice/4.1.3$Win32 OpenOffice.org_project/413m1$Build-9783</meta:generator>
    <dc:date>2019-03-04T22:46:14.45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